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60f6" officeooo:paragraph-rsid="000560f6"/>
    </style:style>
    <style:style style:name="P2" style:family="paragraph" style:parent-style-name="Standard">
      <style:text-properties officeooo:rsid="000560f6" officeooo:paragraph-rsid="000560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riables non-nommées/mal initialisées</text:p>
      <text:p text:style-name="P1">- Français/anglais</text:p>
      <text:p text:style-name="P1">- Le chemin d'accès l'image du fond est un chemin absolu et non un chemin relatif</text:p>
      <text:p text:style-name="P1">- CamelCase pas toujours respecté</text:p>
      <text:p text:style-name="P1">- beaucoup de valeurs numériques directement au lieu de constantes</text:p>
      <text:p text:style-name="P1"/>
      <text:p text:style-name="P1">Problème algorithmique</text:p>
      <text:p text:style-name="P1">- manque une case ligne 172 </text:p>
      <text:p text:style-name="P1"><text:s/>- Le jeu se lance, peu importe ou on clique sur l'écran (ligne 142 à 144, void mousePressed); </text:p>
      <text:p text:style-name="P1"><text:s/>- chargement de la mauvaise image pour la raquette 2</text:p>
      <text:p text:style-name="P1"><text:s/>- mouseonPlay est inutile, le dessin pourrait être fait dans le if -else précédent</text:p>
      <text:p text:style-name="P1"><text:s/></text:p>
      <text:p text:style-name="P1"/>
      <text:p text:style-name="P1"/>
      <text:p text:style-name="P1">Problème de conception</text:p>
      <text:p text:style-name="P1"/>
      <text:p text:style-name="P1">- les constantes liées à la balle devraient être déclarées dans l'onglet Ball; pour mouseonPlay, en CamelCase mouseOnPlay</text:p>
      <text:p text:style-name="P1">- <text:s/>plutot que d'utiliser 4 valeurs par rectangle de lecture, on aurait pu définir un classe rectangle + utile pour simplifier la fonction de collision</text:p>
      <text:p text:style-name="P1"><text:s/>- Le joueur 1 ne peut pas jouer en même temps que le joueur 2 (pas forcément une erreur?)</text:p>
      <text:p text:style-name="P1">- l'instruction ligne 101 devrait être dans une fonction</text:p>
      <text:p text:style-name="P1">- on pourrait redécouper les fonctions de collision pour distinguer les coolisions avec les murs de celles avec les raquettes</text:p>
      <text:p text:style-name="P1">- la fonction point() retourne un booléen inutile et inutilisé</text:p>
      <text:p text:style-name="P1">- il faudrait ajouter 2 onglets (ou classes) pour gérer le menu et le jeu</text:p>
      <text:p text:style-name="P1">- la ball ne connait que 2 types de raquettes (la 1 et les autres)</text:p>
      <text:p text:style-name="P1">- le constructeur de racket devrait prendre l'image en paramètre</text:p>
      <text:p text:style-name="P1"/>
      <text:p text:style-name="P1">Duplication de code</text:p>
      <text:p text:style-name="P1">- la réinitialisation de la balle est faite à 3 endroits dans le code.</text:p>
      <text:p text:style-name="P1"/>
      <text:p text:style-name="P1">Divers</text:p>
      <text:p text:style-name="P1"/>
      <text:p text:style-name="P1">- Les commentaires de la fonction setup sont inutiles (n'apportent aucune information)</text:p>
      <text:p text:style-name="P1">- problèmes d'indentation</text:p>
      <text:p text:style-name="P1">- <text:s/>écriture non uniforme des prototypes de fonctions : on va à la ligne après type de retour (des fois non) espace après pas toujours respecté</text:p>
      <text:p text:style-name="P1">- positionnement des {} <text:s/>varie selon les endroits de code</text:p>
      <text:p text:style-name="P1"><text:s/>-Toutes les variables liées au bouton quit sont inutiles</text:p>
      <text:p text:style-name="P1"/>
      <text:p text:style-name="P1"><text:s/>- Code obsolète : </text:p>
      <text:p text:style-name="P1"><text:s text:c="4"/>** des instructions en commentaires (non exécutées)</text:p>
      <text:p text:style-name="P1"><text:s text:c="4"/>** les fonctions qui ne sont plus appelées (ex. drawOld)</text:p>
      <text:p text:style-name="P1">- <text:s text:c="2"/>quelques if (var==true) dans draw() et moveBall() =&gt; if(var)</text:p>
      <text:p text:style-name="P1"/>
      <text:p text:style-name="P1">- javadoc incomplète</text:p>
      <text:p text:style-name="P1"/>
      <text:p text:style-name="P1">- il n y'a aucun test unitaire <text:s/>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6T09:07:41.092000000</meta:creation-date>
    <meta:generator>LibreOffice/6.4.4.2$Windows_X86_64 LibreOffice_project/3d775be2011f3886db32dfd395a6a6d1ca2630ff</meta:generator>
    <dc:date>2020-11-06T09:37:16.592000000</dc:date>
    <meta:editing-duration>PT1M18S</meta:editing-duration>
    <meta:editing-cycles>2</meta:editing-cycles>
    <meta:document-statistic meta:table-count="0" meta:image-count="0" meta:object-count="0" meta:page-count="1" meta:paragraph-count="35" meta:word-count="350" meta:character-count="2060" meta:non-whitespace-character-count="1720"/>
  </office:meta>
</office:document-meta>
</file>